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inux Libertine O" fo:font-size="14pt" officeooo:rsid="001f1eed" officeooo:paragraph-rsid="001f1eed" style:font-size-asian="14pt" style:font-size-complex="14pt"/>
    </style:style>
    <style:style style:name="P2" style:family="paragraph" style:parent-style-name="Standard">
      <style:paragraph-properties fo:text-align="center" style:justify-single-word="false"/>
      <style:text-properties style:font-name="Linux Libertine O" fo:font-size="16pt" officeooo:rsid="001c919a" officeooo:paragraph-rsid="001c919a" style:font-size-asian="14pt" style:font-size-complex="16pt"/>
    </style:style>
    <style:style style:name="P3" style:family="paragraph" style:parent-style-name="Standard">
      <style:paragraph-properties fo:text-align="start" style:justify-single-word="false"/>
      <style:text-properties style:font-name="Linux Libertine O" fo:font-size="16pt" officeooo:rsid="001c919a" officeooo:paragraph-rsid="001c919a" style:font-size-asian="14pt" style:font-size-complex="16pt"/>
    </style:style>
    <style:style style:name="P4" style:family="paragraph" style:parent-style-name="Standard">
      <style:paragraph-properties fo:text-align="start" style:justify-single-word="false"/>
      <style:text-properties style:font-name="Linux Libertine O" fo:font-size="16pt" officeooo:rsid="001f1eed" officeooo:paragraph-rsid="001f1eed" style:font-size-asian="14pt" style:font-size-complex="16pt"/>
    </style:style>
    <style:style style:name="P5" style:family="paragraph" style:parent-style-name="Standard">
      <style:paragraph-properties fo:text-align="start" style:justify-single-word="false"/>
      <style:text-properties style:font-name="Linux Libertine O" fo:font-size="16pt" style:text-underline-style="none" officeooo:rsid="001f1eed" officeooo:paragraph-rsid="001f1eed" style:font-size-asian="14pt" style:font-size-complex="16pt"/>
    </style:style>
    <style:style style:name="P6" style:family="paragraph" style:parent-style-name="Standard">
      <style:paragraph-properties fo:text-align="start" style:justify-single-word="false"/>
      <style:text-properties style:font-name="Linux Libertine O" fo:font-size="16pt" style:text-underline-style="none" officeooo:rsid="001f8606" officeooo:paragraph-rsid="001f8606" style:font-size-asian="14pt" style:font-size-complex="16pt"/>
    </style:style>
    <style:style style:name="P7" style:family="paragraph" style:parent-style-name="Standard">
      <style:paragraph-properties fo:text-align="start" style:justify-single-word="false"/>
      <style:text-properties style:font-name="Linux Libertine O" fo:font-size="16pt" style:text-underline-style="none" officeooo:rsid="0021669d" officeooo:paragraph-rsid="0021669d" style:font-size-asian="14pt" style:font-size-complex="16pt"/>
    </style:style>
    <style:style style:name="P8" style:family="paragraph" style:parent-style-name="Standard">
      <style:paragraph-properties fo:text-align="center" style:justify-single-word="false"/>
      <style:text-properties style:font-name="Linux Libertine O" fo:font-size="22pt" officeooo:rsid="001c919a" officeooo:paragraph-rsid="001c919a" style:font-size-asian="22pt" style:font-size-complex="22pt"/>
    </style:style>
    <style:style style:name="P9" style:family="paragraph" style:parent-style-name="Standard">
      <style:paragraph-properties fo:text-align="start" style:justify-single-word="false"/>
      <style:text-properties style:font-name="Linux Libertine O" fo:font-size="11pt" officeooo:rsid="001c919a" officeooo:paragraph-rsid="001c919a" style:font-size-asian="11pt" style:font-size-complex="11pt"/>
    </style:style>
    <style:style style:name="P10" style:family="paragraph" style:parent-style-name="Standard">
      <style:paragraph-properties fo:text-align="start" style:justify-single-word="false"/>
      <style:text-properties style:font-name="Linux Libertine O" fo:font-size="11pt" style:text-underline-style="none" officeooo:rsid="001f8606" officeooo:paragraph-rsid="001f8606" style:font-size-asian="9.60000038146973pt" style:font-size-complex="11pt"/>
    </style:style>
    <style:style style:name="P11" style:family="paragraph" style:parent-style-name="Standard">
      <style:paragraph-properties fo:text-align="start" style:justify-single-word="false"/>
      <style:text-properties style:font-name="Linux Libertine O" fo:font-size="11pt" style:text-underline-style="none" officeooo:rsid="001f1eed" officeooo:paragraph-rsid="001f1eed" style:font-size-asian="11pt" style:font-size-complex="11pt"/>
    </style:style>
    <style:style style:name="P12" style:family="paragraph" style:parent-style-name="Standard">
      <style:paragraph-properties fo:text-align="start" style:justify-single-word="false"/>
      <style:text-properties style:font-name="Linux Libertine O" fo:font-size="6pt" officeooo:rsid="001c919a" officeooo:paragraph-rsid="001c919a" style:font-size-asian="5.25pt" style:font-size-complex="6pt"/>
    </style:style>
    <style:style style:name="P13" style:family="paragraph" style:parent-style-name="Standard">
      <style:paragraph-properties fo:text-align="center" style:justify-single-word="false"/>
      <style:text-properties style:font-name="Linux Libertine O" fo:font-size="6pt" officeooo:rsid="001c919a" officeooo:paragraph-rsid="001c919a" style:font-size-asian="5.25pt" style:font-size-complex="6pt"/>
    </style:style>
    <style:style style:name="P14" style:family="paragraph" style:parent-style-name="Standard">
      <style:paragraph-properties fo:text-align="start" style:justify-single-word="false"/>
      <style:text-properties style:font-name="Linux Libertine O" fo:font-size="6pt" officeooo:rsid="001f1eed" officeooo:paragraph-rsid="001f1eed" style:font-size-asian="5.25pt" style:font-size-complex="6pt"/>
    </style:style>
    <style:style style:name="P15" style:family="paragraph" style:parent-style-name="Standard">
      <style:paragraph-properties fo:text-align="start" style:justify-single-word="false"/>
      <style:text-properties style:font-name="Linux Libertine O" fo:font-size="6pt" style:text-underline-style="none" officeooo:rsid="001f1eed" officeooo:paragraph-rsid="001f1eed" style:font-size-asian="5.25pt" style:font-size-complex="6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c919a"/>
    </style:style>
    <style:style style:name="T5" style:family="text">
      <style:text-properties style:text-position="super 58%" style:text-underline-style="none"/>
    </style:style>
    <style:style style:name="T6" style:family="text">
      <style:text-properties style:text-position="0% 100%"/>
    </style:style>
    <style:style style:name="T7" style:family="text">
      <style:text-properties officeooo:rsid="001f8606"/>
    </style:style>
    <style:style style:name="T8" style:family="text">
      <style:text-properties officeooo:rsid="0020e460"/>
    </style:style>
    <style:style style:name="T9" style:family="text">
      <style:text-properties officeooo:rsid="002283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lack Sheep RC Club</text:p>
      <text:p text:style-name="P2">Application/Renewal Form</text:p>
      <text:p text:style-name="P13"/>
      <text:p text:style-name="P9">Instructions: Please fill out one form for each individual who is joining as a new member, or renewing as an existing member. Family Membership must fill out one form for each individual, and all these must be submitted together. Clearly indicate which Membership Class you are joining for or renewing for, calculate the total annual dues which are applicable, attach a check for this amount, and then mail to: Treasurer of BSRCC, 228 Ellison Lake Road, Williamston, SC 29697. As an alternative to mailing the form, you may personally hand the form, along with the required dues, to any club officer at a monthly club meeting or at the flying field. Please note that <text:span text:style-name="T1">all</text:span> requested information on the form must be provided for the form to be acceptable (e.g., a photocopy of your current and valid AMA card must be attached to this application/renewal form).</text:p>
      <text:p text:style-name="P12"/>
      <text:p text:style-name="P3">Check one:<text:tab/><text:tab/>☐ New Member<text:tab/>☐ Renewing Member</text:p>
      <text:p text:style-name="P3">Legal Name: <text:span text:style-name="T2"><text:tab/><text:tab/><text:tab/><text:tab/><text:tab/><text:tab/><text:tab/><text:tab/><text:tab/><text:tab/><text:tab/><text:tab/><text:tab/></text:span></text:p>
      <text:p text:style-name="P3"><text:span text:style-name="T3">Date of Birth: </text:span><text:span text:style-name="T2"><text:tab/><text:tab/><text:tab/><text:tab/><text:tab/><text:tab/><text:tab/><text:tab/></text:span><text:span text:style-name="T3">Age: </text:span><text:span text:style-name="T2"><text:tab/><text:tab/><text:tab/><text:tab/><text:tab/></text:span></text:p>
      <text:p text:style-name="P3"><text:span text:style-name="T3">Street Address: </text:span><text:span text:style-name="T2"><text:tab/><text:tab/><text:tab/><text:tab/><text:tab/><text:tab/><text:tab/><text:tab/><text:tab/><text:tab/><text:tab/><text:tab/><text:tab/></text:span></text:p>
      <text:p text:style-name="P3"><text:span text:style-name="T3">City: </text:span><text:span text:style-name="T2"><text:tab/><text:tab/><text:tab/><text:tab/><text:tab/><text:tab/><text:tab/></text:span><text:span text:style-name="T3">State: </text:span><text:span text:style-name="T2"><text:tab/><text:tab/></text:span><text:span text:style-name="T3">ZIP:</text:span><text:span text:style-name="T2"><text:tab/><text:tab/><text:tab/><text:tab/></text:span></text:p>
      <text:p text:style-name="P4"><text:span text:style-name="T3">Phone Number: </text:span><text:span text:style-name="T2"><text:tab/><text:tab/><text:tab/><text:tab/><text:tab/><text:tab/><text:tab/><text:tab/><text:tab/><text:tab/><text:tab/><text:tab/></text:span></text:p>
      <text:p text:style-name="P4"><text:span text:style-name="T3">Email: </text:span><text:span text:style-name="T2"><text:tab/><text:tab/><text:tab/><text:tab/><text:tab/><text:tab/><text:tab/><text:tab/><text:tab/><text:tab/><text:tab/><text:tab/><text:tab/><text:tab/></text:span></text:p>
      <text:p text:style-name="P4"><text:span text:style-name="T3">AMA Number: </text:span><text:span text:style-name="T2"><text:tab/><text:tab/><text:tab/><text:tab/><text:tab/><text:tab/><text:tab/><text:tab/><text:tab/><text:tab/><text:tab/><text:tab/><text:tab/></text:span></text:p>
      <text:p text:style-name="P1"><text:span text:style-name="T3">It is required to attach a photocopy of your current and valid AMA card to this form.</text:span></text:p>
      <text:p text:style-name="P14"><text:span text:style-name="T3"/></text:p>
      <text:p text:style-name="P4"><text:span text:style-name="T3">Membership Class and Dues Calculation</text:span></text:p>
      <text:p text:style-name="P4"><text:span text:style-name="T3">Check one of the following:</text:span></text:p>
      <text:p text:style-name="P4"><text:span text:style-name="T3"><text:tab/></text:span><text:span text:style-name="T4">☐ </text:span><text:span text:style-name="T3">Junior Membership<text:tab/><text:tab/><text:tab/><text:tab/>$45<text:tab/><text:tab/></text:span><text:span text:style-name="T2"><text:tab/><text:tab/><text:tab/><text:tab/></text:span></text:p>
      <text:p text:style-name="P4"><text:span text:style-name="T3"><text:tab/></text:span><text:span text:style-name="T4">☐ </text:span><text:span text:style-name="T3">Adult Membership<text:tab/><text:tab/><text:tab/><text:tab/><text:tab/>$75<text:tab/><text:tab/></text:span><text:span text:style-name="T2"><text:tab/><text:tab/><text:tab/><text:tab/></text:span></text:p>
      <text:p text:style-name="P4"><text:span text:style-name="T3"><text:tab/></text:span><text:span text:style-name="T4">☐ </text:span><text:span text:style-name="T3">Senior Membership<text:tab/><text:tab/><text:tab/><text:tab/>$45<text:tab/><text:tab/></text:span><text:span text:style-name="T2"><text:tab/><text:tab/><text:tab/><text:tab/></text:span></text:p>
      <text:p text:style-name="P4"><text:span text:style-name="T3"><text:tab/></text:span><text:span text:style-name="T4">☐ </text:span><text:span text:style-name="T3">Disabled Membership<text:tab/><text:tab/><text:tab/><text:tab/>$45<text:tab/><text:tab/></text:span><text:span text:style-name="T2"><text:tab/><text:tab/><text:tab/><text:tab/></text:span></text:p>
      <text:p text:style-name="P4"><text:span text:style-name="T3"><text:tab/></text:span><text:span text:style-name="T4">☐ </text:span><text:span text:style-name="T3">Member of another RC club<text:tab/><text:tab/><text:tab/>$45<text:tab/><text:tab/></text:span><text:span text:style-name="T2"><text:tab/><text:tab/><text:tab/><text:tab/></text:span></text:p>
      <text:p text:style-name="P4"><text:span text:style-name="T3">Check any of the following that apply:</text:span></text:p>
      <text:p text:style-name="P4"><text:span text:style-name="T3"><text:tab/></text:span><text:span text:style-name="T4">☐ </text:span><text:span text:style-name="T3">Family Membership<text:tab/><text:tab/><text:tab/><text:tab/>-10%<text:tab/><text:tab/></text:span><text:span text:style-name="T2"><text:tab/><text:tab/><text:tab/><text:tab/></text:span></text:p>
      <text:p text:style-name="P4"><text:span text:style-name="T3"><text:tab/></text:span><text:span text:style-name="T4">☐ </text:span><text:span text:style-name="T3">Late fee if renewing after March 31</text:span><text:span text:style-name="T5">st</text:span><text:span text:style-name="T3"><text:tab/><text:tab/><text:tab/></text:span><text:span text:style-name="T2"><text:tab/><text:tab/><text:tab/><text:tab/></text:span></text:p>
      <text:p text:style-name="P11"><text:tab/>See Section VI of club bylaws for details on late fee.</text:p>
      <text:p text:style-name="P5">Total Dues Submitted: <text:tab/><text:tab/><text:tab/><text:tab/><text:tab/><text:tab/><text:tab/><text:span text:style-name="T2"><text:tab/><text:tab/><text:tab/><text:tab/></text:span></text:p>
      <text:p text:style-name="P15"/>
      <text:p text:style-name="P5">Safety and Liability <text:span text:style-name="T8">Declaration</text:span> <text:span text:style-name="T7">(All members must sign annually.)</text:span></text:p>
      <text:p text:style-name="P10">I agree to abide by all BSRCC Bylaws and Safety Rules, and the AMA Safety Code. I realize that the hobby of model aviation involves some level of personal risk, and I agree to accept such risk in return for the opportunity to participate in the hobby. I agree to hold BSRCC, Inc. harmless and to defend them against any and all liability claims in the event of injury or death to myself, or to my minor family members for whom I am legally responsible. Note, for minors less than 18 years of age, both the minor and the minor's legal guardian must print their legal names, affix their signature, and date below.</text:p>
      <text:p text:style-name="P7"><text:span text:style-name="T9">Print </text:span>Name of Applicant: <text:span text:style-name="T2"><text:tab/><text:tab/><text:tab/><text:tab/><text:tab/><text:tab/><text:tab/><text:tab/><text:tab/><text:tab/><text:tab/></text:span></text:p>
      <text:p text:style-name="P6">Signature of Applicant: <text:span text:style-name="T2"><text:tab/><text:tab/><text:tab/><text:tab/><text:tab/><text:tab/><text:tab/></text:span>Date: <text:span text:style-name="T2"><text:tab/><text:tab/><text:tab/></text:span></text:p>
      <text:p text:style-name="P6"><text:span text:style-name="T9">Print </text:span>Name of Legal Guardian: <text:span text:style-name="T2"><text:tab/><text:tab/><text:tab/><text:tab/><text:tab/><text:tab/><text:tab/><text:tab/><text:tab/><text:tab/></text:span></text:p>
      <text:p text:style-name="P6">Signature of Legal Guardian: <text:span text:style-name="T2"><text:tab/><text:tab/><text:tab/><text:tab/><text:tab/><text:tab/></text:span>Date: <text:span text:style-name="T2"><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Jones</meta:initial-creator>
    <meta:creation-date>2015-10-04T17:36:42.019892029</meta:creation-date>
    <dc:date>2015-10-04T18:24:33.740249252</dc:date>
    <dc:creator>Daniel Jones</dc:creator>
    <meta:editing-duration>PT32M10S</meta:editing-duration>
    <meta:editing-cycles>5</meta:editing-cycles>
    <meta:generator>LibreOffice/4.2.8.2$Linux_X86_64 LibreOffice_project/420m0$Build-2</meta:generator>
    <meta:document-statistic meta:table-count="0" meta:image-count="0" meta:object-count="0" meta:page-count="1" meta:paragraph-count="30" meta:word-count="399" meta:character-count="2498" meta:non-whitespace-character-count="1906"/>
  </office:meta>
</office:document-meta>
</file>